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3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4" office:value-type="string" calcext:value-type="string">
            <text:p>FP – OT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2] + [.P2] + [.V2] + [.AA2]" office:value-type="float" office:value="0.429" calcext:value-type="float">
            <text:p>0.42900</text:p>
          </table:table-cell>
          <table:table-cell table:style-name="ce15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3] + [.P3] + [.V3] + [.AA3]" office:value-type="float" office:value="0.448" calcext:value-type="float">
            <text:p>0.44800</text:p>
          </table:table-cell>
          <table:table-cell table:style-name="ce15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17" table:formula="of:=VLOOKUP([.AD3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4] + [.P4] + [.V4] + [.AA4]" office:value-type="float" office:value="0.403" calcext:value-type="float">
            <text:p>0.40300</text:p>
          </table:table-cell>
          <table:table-cell table:style-name="ce15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17" table:formula="of:=VLOOKUP([.AD4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5] + [.P5] + [.V5] + [.AA5]" office:value-type="float" office:value="0.41" calcext:value-type="float">
            <text:p>0.41000</text:p>
          </table:table-cell>
          <table:table-cell table:style-name="ce15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17" table:formula="of:=VLOOKUP([.AD5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6] + [.P6] + [.V6] + [.AA6]" office:value-type="float" office:value="0.386" calcext:value-type="float">
            <text:p>0.38600</text:p>
          </table:table-cell>
          <table:table-cell table:style-name="ce15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17" table:formula="of:=VLOOKUP([.AD6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7] + [.P7] + [.V7] + [.AA7]" office:value-type="float" office:value="0.369" calcext:value-type="float">
            <text:p>0.36900</text:p>
          </table:table-cell>
          <table:table-cell table:style-name="ce15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17" table:formula="of:=VLOOKUP([.AD7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14" table:formula="of:=[.K8] + [.P8] + [.V8] + [.AA8]" office:value-type="float" office:value="0.427" calcext:value-type="float">
            <text:p>0.42700</text:p>
          </table:table-cell>
          <table:table-cell table:style-name="ce15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17" table:formula="of:=VLOOKUP([.AD8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9] + [.P9] + [.V9] + [.AA9]" office:value-type="float" office:value="0.452" calcext:value-type="float">
            <text:p>0.45200</text:p>
          </table:table-cell>
          <table:table-cell table:style-name="ce15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 calcext:value-type="string">
            <text:p>F</text:p>
          </table:table-cell>
          <table:table-cell table:style-name="ce17" table:formula="of:=VLOOKUP([.AD9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0] + [.P10] + [.V10] + [.AA10]" office:value-type="float" office:value="0.441" calcext:value-type="float">
            <text:p>0.44100</text:p>
          </table:table-cell>
          <table:table-cell table:style-name="ce15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17" table:formula="of:=VLOOKUP([.AD10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1] + [.P11] + [.V11] + [.AA11]" office:value-type="float" office:value="0.464" calcext:value-type="float">
            <text:p>0.46400</text:p>
          </table:table-cell>
          <table:table-cell table:style-name="ce15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17" table:formula="of:=VLOOKUP([.AD11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2] + [.P12] + [.V12] + [.AA12]" office:value-type="float" office:value="0.424" calcext:value-type="float">
            <text:p>0.42400</text:p>
          </table:table-cell>
          <table:table-cell table:style-name="ce15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17" table:formula="of:=VLOOKUP([.AD12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3] + [.P13] + [.V13] + [.AA13]" office:value-type="float" office:value="0.479" calcext:value-type="float">
            <text:p>0.47900</text:p>
          </table:table-cell>
          <table:table-cell table:style-name="ce15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17" table:formula="of:=VLOOKUP([.AD13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4] + [.P14] + [.V14] + [.AA14]" office:value-type="float" office:value="0.396" calcext:value-type="float">
            <text:p>0.39600</text:p>
          </table:table-cell>
          <table:table-cell table:style-name="ce15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17" table:formula="of:=VLOOKUP([.AD14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5] + [.P15] + [.V15] + [.AA15]" office:value-type="float" office:value="0.451" calcext:value-type="float">
            <text:p>0.45100</text:p>
          </table:table-cell>
          <table:table-cell table:style-name="ce15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17" table:formula="of:=VLOOKUP([.AD15]; [.$AJ$2:.$AK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14" table:formula="of:=[.K16] + [.P16] + [.V16] + [.AA16]" office:value-type="float" office:value="0.339" calcext:value-type="float">
            <text:p>0.33900</text:p>
          </table:table-cell>
          <table:table-cell table:style-name="ce15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17" table:formula="of:=VLOOKUP([.AD16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7] + [.P17] + [.V17] + [.AA17]" office:value-type="float" office:value="0.445" calcext:value-type="float">
            <text:p>0.44500</text:p>
          </table:table-cell>
          <table:table-cell table:style-name="ce15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17" table:formula="of:=VLOOKUP([.AD17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8] + [.P18] + [.V18] + [.AA18]" office:value-type="float" office:value="0.366" calcext:value-type="float">
            <text:p>0.36600</text:p>
          </table:table-cell>
          <table:table-cell table:style-name="ce15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17" table:formula="of:=VLOOKUP([.AD18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9] + [.P19] + [.V19] + [.AA19]" office:value-type="float" office:value="0.425" calcext:value-type="float">
            <text:p>0.42500</text:p>
          </table:table-cell>
          <table:table-cell table:style-name="ce15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17" table:formula="of:=VLOOKUP([.AD19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20] + [.P20] + [.V20] + [.AA20]" office:value-type="float" office:value="0.44" calcext:value-type="float">
            <text:p>0.44000</text:p>
          </table:table-cell>
          <table:table-cell table:style-name="ce15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17" table:formula="of:=VLOOKUP([.AD20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formula="of:=AVERAGE([.AC2:.AC18])" office:value-type="float" office:value="0.419352941176471" calcext:value-type="float">
            <text:p>0.4193529412</text:p>
          </table:table-cell>
          <table:table-cell table:style-name="ce12"/>
          <table:table-cell table:style-name="ce15" table:formula="of:=AVERAGE([.AE2:.AE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3:40:25.749764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4T13:44:50.298695576</dc:date>
    <dc:creator>Gregory Kapfhammer</dc:creator>
    <meta:editing-duration>P7DT8H45M23S</meta:editing-duration>
    <meta:editing-cycles>228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52" meta:object-count="0"/>
  </office:meta>
</office:document-meta>
</file>